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1">
      <style:text-properties style:font-name="Arial" officeooo:rsid="001afd31" officeooo:paragraph-rsid="001afd31"/>
    </style:style>
    <style:style style:name="T1" style:family="text">
      <style:text-properties style:font-name="Arial"/>
    </style:style>
    <style:style style:name="T2" style:family="text">
      <style:text-properties officeooo:rsid="001af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egras de Codificação</text:h>
      <text:p text:style-name="P1"><text:span text:style-name="T1"/></text:p>
      <text:list xml:id="list4143947780" text:style-name="L1">
        <text:list-item>
          <text:p text:style-name="P3">Utilizar indentação, de maneira correta e padronizada;</text:p>
          <text:p text:style-name="P4"/>
        </text:list-item>
        <text:list-item>
          <text:p text:style-name="P4">Utilizar laços abertos e fechados de maneira padronizada;</text:p>
          <text:p text:style-name="P3"/>
        </text:list-item>
        <text:list-item>
          <text:p text:style-name="P3">Utilizar tabulações;</text:p>
          <text:p text:style-name="P3"/>
        </text:list-item>
        <text:list-item>
          <text:p text:style-name="P3">Utilizar nomes de atributos e funções significativos e autoexplicativos;</text:p>
          <text:p text:style-name="P3">Ex: cadastrar, buscar, etc;</text:p>
          <text:p text:style-name="P3"/>
        </text:list-item>
        <text:list-item>
          <text:p text:style-name="P3">Utilizar inicial minúscula em nomes de atributos e funções;</text:p>
          <text:p text:style-name="P3"/>
        </text:list-item>
        <text:list-item>
          <text:p text:style-name="P3">Utilizar inicial maiúscula em nomes de classes;</text:p>
          <text:p text:style-name="P4"/>
        </text:list-item>
        <text:list-item>
          <text:p text:style-name="P4">Utilizar apenas formato de comentário de linear ao comentar o código em uma única linha;</text:p>
          <text:p text:style-name="P4"/>
        </text:list-item>
        <text:list-item>
          <text:p text:style-name="P3">Utilizar apenas formato de comentário de blocos ao comentar o código <text:span text:style-name="T2">em mais de uma linha</text:span>;</text:p>
          <text:p text:style-name="P3"/>
        </text:list-item>
        <text:list-item>
          <text:p text:style-name="P3">Informar em comentário a descrição de funções e seus parâmetros de forma clara e objetiva;</text:p>
          <text:p text:style-name="P3"/>
        </text:list-item>
        <text:list-item>
          <text:p text:style-name="P3">Utilizar bloco try/catch com as devidas mensagens de erro em tentativas de acessos de funcionalidades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00:30:46.733998637</meta:creation-date>
    <dc:date>2021-11-28T00:36:29.179427738</dc:date>
    <meta:editing-duration>PT5M43S</meta:editing-duration>
    <meta:editing-cycles>1</meta:editing-cycles>
    <meta:document-statistic meta:table-count="0" meta:image-count="0" meta:object-count="0" meta:page-count="1" meta:paragraph-count="21" meta:word-count="130" meta:character-count="747" meta:non-whitespace-character-count="649"/>
    <meta:generator>LibreOffice/7.0.4.2$Linux_X86_64 LibreOffice_project/00$Build-2</meta:generator>
  </office:meta>
</office:document-meta>
</file>